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5.96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2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">
      <style:table-cell-properties fo:wrap-option="no-wrap"/>
      <style:text-properties fo:color="#000000" fo:font-weight="normal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1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7" table:default-cell-style-name="ce7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6" office:value-type="string">
            <text:p>Price Each</text:p>
          </table:table-cell>
          <table:table-cell table:style-name="ce6" office:value-type="string">
            <text:p>Line Price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C1,C2</text:p>
          </table:table-cell>
          <table:table-cell office:value-type="string">
            <text:p>Farnell</text:p>
          </table:table-cell>
          <table:table-cell table:style-name="ce3" office:value-type="float" office:value="1288255">
            <text:p>1288255</text:p>
          </table:table-cell>
          <table:table-cell office:value-type="string">
            <text:p>100nF 0603</text:p>
          </table:table-cell>
          <table:table-cell office:value-type="float" office:value="1">
            <text:p>1</text:p>
          </table:table-cell>
          <table:table-cell table:formula="oooc:=[.E2]*20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currency" office:currency="GBP" office:value="0.013">
            <text:p>£0.0130</text:p>
          </table:table-cell>
          <table:table-cell table:style-name="Default" table:formula="oooc:=[.I2]*[.H2]" office:value-type="currency" office:currency="GBP" office:value="0.52">
            <text:p>£0.5200</text:p>
          </table:table-cell>
          <table:table-cell table:number-columns-repeated="242"/>
        </table:table-row>
        <table:table-row table:style-name="ro2">
          <table:table-cell office:value-type="string">
            <text:p>C5</text:p>
          </table:table-cell>
          <table:table-cell office:value-type="string">
            <text:p>Farnell</text:p>
          </table:table-cell>
          <table:table-cell table:style-name="ce3" office:value-type="float" office:value="286606">
            <text:p>286606</text:p>
          </table:table-cell>
          <table:table-cell office:value-type="string">
            <text:p>10uF Electrolytic Through-hole</text:p>
          </table:table-cell>
          <table:table-cell office:value-type="float" office:value="1">
            <text:p>1</text:p>
          </table:table-cell>
          <table:table-cell table:formula="oooc:=[.E3]*20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32">
            <text:p>£0.0320</text:p>
          </table:table-cell>
          <table:table-cell table:formula="oooc:=[.I3]*[.H3]" office:value-type="currency" office:currency="GBP" office:value="0.64">
            <text:p>£0.6400</text:p>
          </table:table-cell>
          <table:table-cell table:number-columns-repeated="242"/>
        </table:table-row>
        <table:table-row table:style-name="ro2">
          <table:table-cell office:value-type="string">
            <text:p>CON1</text:p>
          </table:table-cell>
          <table:table-cell office:value-type="string">
            <text:p>Farnell</text:p>
          </table:table-cell>
          <table:table-cell table:style-name="ce3" office:value-type="float" office:value="3938335">
            <text:p>3938335</text:p>
          </table:table-cell>
          <table:table-cell office:value-type="string">
            <text:p>RJ11 Socket</text:p>
          </table:table-cell>
          <table:table-cell office:value-type="float" office:value="1">
            <text:p>1</text:p>
          </table:table-cell>
          <table:table-cell table:formula="oooc:=[.E4]*20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27">
            <text:p>£0.2700</text:p>
          </table:table-cell>
          <table:table-cell table:formula="oooc:=[.I4]*[.H4]" office:value-type="currency" office:currency="GBP" office:value="5.4">
            <text:p>£5.4000</text:p>
          </table:table-cell>
          <table:table-cell table:number-columns-repeated="242"/>
        </table:table-row>
        <table:table-row table:style-name="ro2">
          <table:table-cell office:value-type="string">
            <text:p>D1</text:p>
          </table:table-cell>
          <table:table-cell office:value-type="string">
            <text:p>Farnell</text:p>
          </table:table-cell>
          <table:table-cell table:style-name="ce3" office:value-type="float" office:value="8735646">
            <text:p>8735646</text:p>
          </table:table-cell>
          <table:table-cell office:value-type="string">
            <text:p>Zener diode </text:p>
          </table:table-cell>
          <table:table-cell office:value-type="float" office:value="1">
            <text:p>1</text:p>
          </table:table-cell>
          <table:table-cell table:formula="oooc:=[.E5]*20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currency" office:currency="GBP" office:value="0.069">
            <text:p>£0.0690</text:p>
          </table:table-cell>
          <table:table-cell table:formula="oooc:=[.I5]*[.H5]" office:value-type="currency" office:currency="GBP" office:value="1.38">
            <text:p>£1.3800</text:p>
          </table:table-cell>
          <table:table-cell table:number-columns-repeated="242"/>
        </table:table-row>
        <table:table-row table:style-name="ro2">
          <table:table-cell office:value-type="string">
            <text:p>GND, SERVO-PWR</text:p>
          </table:table-cell>
          <table:table-cell office:value-type="string">
            <text:p>Farnell</text:p>
          </table:table-cell>
          <table:table-cell table:style-name="ce3" office:value-type="float" office:value="4215588">
            <text:p>4215588</text:p>
          </table:table-cell>
          <table:table-cell office:value-type="string">
            <text:p>4.8X0.8 Spade Tap</text:p>
          </table:table-cell>
          <table:table-cell office:value-type="float" office:value="2">
            <text:p>2</text:p>
          </table:table-cell>
          <table:table-cell table:formula="oooc:=[.E6]*20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currency" office:currency="GBP" office:value="0.088">
            <text:p>£0.0880</text:p>
          </table:table-cell>
          <table:table-cell table:formula="oooc:=[.I6]*[.H6]" office:value-type="currency" office:currency="GBP" office:value="3.52">
            <text:p>£3.5200</text:p>
          </table:table-cell>
          <table:table-cell table:number-columns-repeated="242"/>
        </table:table-row>
        <table:table-row table:style-name="ro2">
          <table:table-cell office:value-type="string">
            <text:p>IC1</text:p>
          </table:table-cell>
          <table:table-cell office:value-type="string">
            <text:p>Digi-Key</text:p>
          </table:table-cell>
          <table:table-cell table:style-name="ce3" office:value-type="string">
            <text:p>296-19731-2-ND</text:p>
          </table:table-cell>
          <table:table-cell office:value-type="string">
            <text:p>MSP4302012 – TSSOP</text:p>
          </table:table-cell>
          <table:table-cell office:value-type="float" office:value="1">
            <text:p>1</text:p>
          </table:table-cell>
          <table:table-cell table:formula="oooc:=[.E7]*20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currency" office:currency="GBP" office:value="1.466">
            <text:p>£1.4660</text:p>
          </table:table-cell>
          <table:table-cell table:formula="oooc:=[.I7]*[.H7]" office:value-type="currency" office:currency="GBP" office:value="29.32">
            <text:p>£29.3200</text:p>
          </table:table-cell>
          <table:table-cell table:number-columns-repeated="242"/>
        </table:table-row>
        <table:table-row table:style-name="ro2">
          <table:table-cell office:value-type="string">
            <text:p>IC2</text:p>
          </table:table-cell>
          <table:table-cell office:value-type="string">
            <text:p>Farnell</text:p>
          </table:table-cell>
          <table:table-cell table:style-name="ce3" office:value-type="float" office:value="9590323">
            <text:p>9590323</text:p>
          </table:table-cell>
          <table:table-cell office:value-type="string">
            <text:p>7404 SOIC</text:p>
          </table:table-cell>
          <table:table-cell office:value-type="float" office:value="1">
            <text:p>1</text:p>
          </table:table-cell>
          <table:table-cell table:formula="oooc:=[.E8]*20"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currency" office:currency="GBP" office:value="0.186">
            <text:p>£0.1860</text:p>
          </table:table-cell>
          <table:table-cell table:formula="oooc:=[.I8]*[.H8]" office:value-type="currency" office:currency="GBP" office:value="3.72">
            <text:p>£3.7200</text:p>
          </table:table-cell>
          <table:table-cell table:number-columns-repeated="242"/>
        </table:table-row>
        <table:table-row table:style-name="ro2">
          <table:table-cell office:value-type="string">
            <text:p>JP1-JP8</text:p>
          </table:table-cell>
          <table:table-cell office:value-type="string">
            <text:p>Farnell</text:p>
          </table:table-cell>
          <table:table-cell table:style-name="ce3" office:value-type="float" office:value="3418297">
            <text:p>3418297</text:p>
          </table:table-cell>
          <table:table-cell office:value-type="string">
            <text:p>Pin Header 1x3</text:p>
          </table:table-cell>
          <table:table-cell office:value-type="float" office:value="8">
            <text:p>8</text:p>
          </table:table-cell>
          <table:table-cell table:formula="oooc:=[.E9]*20"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currency" office:currency="GBP" office:value="0.037">
            <text:p>£0.0370</text:p>
          </table:table-cell>
          <table:table-cell table:formula="oooc:=[.I9]*[.H9]" office:value-type="currency" office:currency="GBP" office:value="5.92">
            <text:p>£5.9200</text:p>
          </table:table-cell>
          <table:table-cell table:number-columns-repeated="242"/>
        </table:table-row>
        <table:table-row table:style-name="ro2">
          <table:table-cell office:value-type="string">
            <text:p>JP9</text:p>
          </table:table-cell>
          <table:table-cell office:value-type="string">
            <text:p>Farnell</text:p>
          </table:table-cell>
          <table:table-cell table:style-name="ce3" office:value-type="float" office:value="3418303">
            <text:p>3418303</text:p>
          </table:table-cell>
          <table:table-cell office:value-type="string">
            <text:p>Pin Header 1x4</text:p>
          </table:table-cell>
          <table:table-cell office:value-type="float" office:value="1">
            <text:p>1</text:p>
          </table:table-cell>
          <table:table-cell table:formula="oooc:=[.E10]*20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currency" office:currency="GBP" office:value="0.105">
            <text:p>£0.1050</text:p>
          </table:table-cell>
          <table:table-cell table:style-name="Default" table:formula="oooc:=[.I10]*[.H10]" office:value-type="currency" office:currency="GBP" office:value="2.1">
            <text:p>£2.1000</text:p>
          </table:table-cell>
          <table:table-cell table:number-columns-repeated="242"/>
        </table:table-row>
        <table:table-row table:style-name="ro2">
          <table:table-cell office:value-type="string">
            <text:p>R1</text:p>
          </table:table-cell>
          <table:table-cell office:value-type="string">
            <text:p>Farnell</text:p>
          </table:table-cell>
          <table:table-cell table:style-name="ce3" office:value-type="float" office:value="9331255">
            <text:p>9331255</text:p>
          </table:table-cell>
          <table:table-cell office:value-type="string">
            <text:p>47K 0603</text:p>
          </table:table-cell>
          <table:table-cell office:value-type="float" office:value="1">
            <text:p>1</text:p>
          </table:table-cell>
          <table:table-cell table:formula="oooc:=[.E11]*20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I11]*[.H11]" office:value-type="currency" office:currency="GBP" office:value="0.42">
            <text:p>£0.4200</text:p>
          </table:table-cell>
          <table:table-cell table:number-columns-repeated="242"/>
        </table:table-row>
        <table:table-row table:style-name="ro2">
          <table:table-cell office:value-type="string">
            <text:p>R2</text:p>
          </table:table-cell>
          <table:table-cell office:value-type="string">
            <text:p>Farnell</text:p>
          </table:table-cell>
          <table:table-cell table:style-name="ce3" office:value-type="float" office:value="9331344">
            <text:p>9331344</text:p>
          </table:table-cell>
          <table:table-cell office:value-type="string">
            <text:p>560R 0603</text:p>
          </table:table-cell>
          <table:table-cell office:value-type="float" office:value="1">
            <text:p>1</text:p>
          </table:table-cell>
          <table:table-cell table:formula="oooc:=[.E12]*20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currency" office:currency="GBP" office:value="0.021">
            <text:p>£0.0210</text:p>
          </table:table-cell>
          <table:table-cell table:style-name="Default" table:formula="oooc:=[.I12]*[.H12]" office:value-type="currency" office:currency="GBP" office:value="0.42">
            <text:p>£0.4200</text:p>
          </table:table-cell>
          <table:table-cell table:number-columns-repeated="242"/>
        </table:table-row>
        <table:table-row table:style-name="ro1">
          <table:table-cell table:number-columns-repeated="9"/>
          <table:table-cell table:formula="oooc:=SUM([.J2:.J12])" office:value-type="currency" office:currency="GBP" office:value="53.36">
            <text:p>£53.3600</text:p>
          </table:table-cell>
          <table:table-cell office:value-type="string">
            <text:p>Total</text:p>
          </table:table-cell>
          <table:table-cell table:number-columns-repeated="241"/>
        </table:table-row>
        <table:table-row table:style-name="ro1" table:number-rows-repeated="2">
          <table:table-cell table:number-columns-repeated="252"/>
        </table:table-row>
        <table:table-row table:style-name="ro3">
          <table:table-cell table:style-name="ce2" table:number-columns-repeated="2"/>
          <table:table-cell table:style-name="ce4"/>
          <table:table-cell table:style-name="ce5"/>
          <table:table-cell/>
          <table:table-cell table:style-name="ce4" table:number-columns-repeated="3"/>
          <table:table-cell table:style-name="ce8"/>
          <table:table-cell table:style-name="Default"/>
          <table:table-cell table:number-columns-repeated="242"/>
        </table:table-row>
        <table:table-row table:style-name="ro1" table:number-rows-repeated="65519">
          <table:table-cell table:number-columns-repeated="252"/>
        </table:table-row>
        <table:table-row table:style-name="ro1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7">27/01/2008</text:date>, <text:time>14:0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7-09-03T21:27:41</meta:creation-date>
    <dc:creator>Robert Spanton</dc:creator>
    <dc:date>2008-01-27T14:00:13</dc:date>
    <meta:editing-cycles>7</meta:editing-cycles>
    <meta:editing-duration>PT1H41M53S</meta:editing-duration>
    <meta:user-defined meta:name="Info 1"/>
    <meta:user-defined meta:name="Info 2"/>
    <meta:user-defined meta:name="Info 3"/>
    <meta:user-defined meta:name="Info 4"/>
    <meta:document-statistic meta:table-count="1" meta:cell-count="121"/>
  </office:meta>
</office:document-meta>
</file>